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7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771cm"/>
    </style:style>
    <style:style style:name="gr9" style:family="graphic" style:parent-style-name="預設_5f_3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722cm" fo:min-width="4.916cm" fo:padding-top="0.175cm" fo:padding-bottom="0.175cm" fo:padding-left="0.3cm" fo:padding-right="0.3cm"/>
    </style:style>
    <style:style style:name="gr10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1.356cm" fo:min-width="4.1cm"/>
    </style:style>
    <style:style style:name="gr11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1.356cm" fo:min-width="4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2.3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4.082cm"/>
    </style:style>
    <style:style style:name="gr14" style:family="graphic" style:parent-style-name="standard">
      <style:graphic-properties draw:stroke="dash" draw:stroke-dash="Ultrafine_20_2_20_Dots_20_3_20_Dashes" svg:stroke-width="0cm" svg:stroke-color="#ffffff" draw:marker-start-width="0.2cm" draw:marker-end-width="0.2cm" draw:fill="none" draw:textarea-horizontal-align="justify" draw:textarea-vertical-align="middle" draw:auto-grow-height="false" fo:min-height="6.506cm" fo:min-width="4.708cm" fo:padding-top="0.125cm" fo:padding-bottom="0.125cm" fo:padding-left="0.25cm" fo:padding-right="0.25cm" fo:wrap-option="no-wrap"/>
    </style:style>
    <style:style style:name="gr15" style:family="graphic" style:parent-style-name="預設_5f_3">
      <style:graphic-properties svg:stroke-width="0.1cm" svg:stroke-color="#ffff99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16" style:family="graphic" style:parent-style-name="預設_5f_3">
      <style:graphic-properties draw:stroke="none" svg:stroke-color="#000000" draw:fill="none" draw:fill-color="#ffffff" draw:textarea-horizontal-align="left" draw:auto-grow-height="true" draw:auto-grow-width="true" fo:min-height="2.711cm" fo:min-width="1.9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draw:auto-grow-height="true"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style:font-size-asian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9" style:family="paragraph">
      <loext:graphic-properties draw:fill="none" draw:fill-color="#ffffff"/>
      <style:text-properties fo:color="#dddddd" style:font-name="標楷體2" fo:font-size="26pt" style:font-name-asian="標楷體2" style:font-size-asian="26pt" style:font-size-complex="26pt"/>
    </style:style>
    <style:style style:name="P10" style:family="paragraph">
      <loext:graphic-properties draw:fill="none" draw:fill-color="#ffffff"/>
      <style:text-properties style:font-name="標楷體2" fo:font-size="24pt" style:font-name-asian="標楷體2" style:font-size-asian="24pt" style:font-size-complex="24pt"/>
    </style:style>
    <style:style style:name="P11" style:family="paragraph">
      <loext:graphic-properties draw:fill="none" draw:fill-color="#ffffff"/>
      <style:text-properties style:font-name="標楷體2" fo:font-size="22pt" style:font-name-asian="標楷體2" style:font-size-asian="22pt" style:font-size-complex="2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標楷體2" fo:font-size="26pt" style:font-name-asian="標楷體2" style:font-size-asian="26pt" style:font-size-complex="26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48pt" style:font-size-asian="48pt" style:font-size-complex="48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標楷體2" fo:font-size="32pt" style:font-name-asian="標楷體2" style:font-size-asian="32pt" style:font-size-complex="32pt"/>
    </style:style>
    <style:style style:name="T7" style:family="text">
      <style:text-properties fo:color="#dddddd" style:font-name="標楷體2" fo:font-size="26pt" style:font-name-asian="標楷體2" style:font-size-asian="26pt" style:font-size-complex="26pt"/>
    </style:style>
    <style:style style:name="T8" style:family="text">
      <style:text-properties style:font-name="標楷體2" fo:font-size="24pt" style:font-name-asian="標楷體2" style:font-size-asian="24pt" style:font-size-complex="24pt"/>
    </style:style>
    <style:style style:name="T9" style:family="text">
      <style:text-properties style:font-name="標楷體2" fo:font-size="22pt" style:font-name-asian="標楷體2" style:font-size-asian="22pt" style:font-size-complex="22pt"/>
    </style:style>
    <style:style style:name="T10" style:family="text">
      <style:text-properties style:font-name="標楷體2" fo:font-size="26pt" style:font-name-asian="標楷體2" style:font-size-asian="26pt" style:font-size-complex="2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color="#ffff99" fo:font-size="26pt" style:font-size-asian="26pt" style:font-size-complex="26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《八極語》的詞類與文法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27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5"><text:span text:style-name="T5">2015</text:span><text:span text:style-name="T5">年</text:span><text:span text:style-name="T5">12</text:span><text:span text:style-name="T5">月</text:span><text:span text:style-name="T5">12</text:span><text:span text:style-name="T5">日，我開始創造太極語</text:span></text:p>
              </text:list-item>
              <text:list-item>
                <text:p text:style-name="P5"><text:span text:style-name="T5">2015</text:span><text:span text:style-name="T5">年</text:span><text:span text:style-name="T5">12</text:span><text:span text:style-name="T5">月</text:span><text:span text:style-name="T5">14</text:span><text:span text:style-name="T5">日，太極語進化為兩儀語</text:span></text:p>
              </text:list-item>
              <text:list-item>
                <text:p text:style-name="P5"><text:span text:style-name="T5">2015</text:span><text:span text:style-name="T5">年</text:span><text:span text:style-name="T5">12</text:span><text:span text:style-name="T5">月</text:span><text:span text:style-name="T5">14</text:span><text:span text:style-name="T5">日，兩儀語再進化為四象語</text:span></text:p>
              </text:list-item>
              <text:list-item>
                <text:p text:style-name="P5"><text:span text:style-name="T5">2015</text:span><text:span text:style-name="T5">年</text:span><text:span text:style-name="T5">12</text:span><text:span text:style-name="T5">月</text:span><text:span text:style-name="T5">15</text:span><text:span text:style-name="T5">日，四象語再進化為八卦語</text:span></text:p>
              </text:list-item>
              <text:list-item>
                <text:p text:style-name="P5"><text:span text:style-name="T5">2015</text:span><text:span text:style-name="T5">年</text:span><text:span text:style-name="T5">12</text:span><text:span text:style-name="T5">月</text:span><text:span text:style-name="T5">21</text:span><text:span text:style-name="T5">日，八卦語再修改為八極語</text:span></text:p>
              </text:list-item>
              <text:list-item>
                <text:p text:style-name="P5"><text:span text:style-name="T5">現在、我們將重新檢視並完整描述這個語言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語言的進化圖</text:p>
          </draw:text-box>
        </draw:frame>
        <draw:custom-shape draw:style-name="gr3" draw:text-style-name="P7" draw:layer="layout" svg:width="7.4cm" svg:height="9.6cm" svg:x="10.6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601cm" svg:y1="11cm" svg:x2="18.001cm" svg:y2="11cm">
          <text:p/>
        </draw:line>
        <draw:frame draw:style-name="gr5" draw:text-style-name="P8" draw:layer="layout" svg:width="2.475cm" svg:height="1.606cm" svg:x="12.901cm" svg:y="8.2cm">
          <draw:text-box>
            <text:p><text:span text:style-name="T6">名</text:span><text:span text:style-name="T6">N</text:span></text:p>
          </draw:text-box>
        </draw:frame>
        <draw:frame draw:style-name="gr5" draw:text-style-name="P8" draw:layer="layout" svg:width="2.475cm" svg:height="1.606cm" svg:x="13.03cm" svg:y="12.2cm">
          <draw:text-box>
            <text:p><text:span text:style-name="T6">述</text:span><text:span text:style-name="T6">P</text:span></text:p>
          </draw:text-box>
        </draw:frame>
        <draw:custom-shape draw:style-name="gr3" draw:text-style-name="P7" draw:layer="layout" svg:width="7.4cm" svg:height="9.6cm" svg:x="20.20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0.201cm" svg:y1="10.9cm" svg:x2="27.601cm" svg:y2="10.9cm">
          <text:p/>
        </draw:line>
        <draw:frame draw:style-name="gr6" draw:text-style-name="P8" draw:layer="layout" svg:width="5.854cm" svg:height="1.606cm" svg:x="21.001cm" svg:y="8.4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6" draw:text-style-name="P8" draw:layer="layout" svg:width="5.854cm" svg:height="1.606cm" svg:x="21.001cm" svg:y="12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23.801cm" svg:y1="6cm" svg:x2="24.001cm" svg:y2="15.6cm">
          <text:p/>
        </draw:line>
        <draw:custom-shape draw:style-name="gr7" draw:text-style-name="P7" draw:layer="layout" svg:width="1.2cm" svg:height="1.6cm" svg:x="18.5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7.4cm" svg:height="9.6cm" svg:x="1.2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475cm" svg:height="1.606cm" svg:x="3.601cm" svg:y="10.394cm">
          <draw:text-box>
            <text:p><text:span text:style-name="T6">詞</text:span><text:span text:style-name="T6">W</text:span></text:p>
          </draw:text-box>
        </draw:frame>
        <draw:custom-shape draw:style-name="gr7" draw:text-style-name="P7" draw:layer="layout" svg:width="1.2cm" svg:height="1.6cm" svg:x="9.0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3.271cm" svg:height="1.606cm" svg:x="3.3cm" svg:y="17cm">
          <draw:text-box>
            <text:p><text:span text:style-name="T7">太極語</text:span></text:p>
          </draw:text-box>
        </draw:frame>
        <draw:frame draw:style-name="gr8" draw:text-style-name="P9" draw:layer="layout" svg:width="3.271cm" svg:height="1.606cm" svg:x="12.729cm" svg:y="16.994cm">
          <draw:text-box>
            <text:p><text:span text:style-name="T7">兩儀語</text:span></text:p>
          </draw:text-box>
        </draw:frame>
        <draw:frame draw:style-name="gr8" draw:text-style-name="P9" draw:layer="layout" svg:width="3.271cm" svg:height="1.606cm" svg:x="22.529cm" svg:y="17cm">
          <draw:text-box>
            <text:p><text:span text:style-name="T7">四象語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從四象到八極</text:p>
          </draw:text-box>
        </draw:frame>
        <draw:custom-shape draw:style-name="gr9" draw:text-style-name="P7" draw:layer="layout" svg:width="7.8cm" svg:height="10cm" svg:x="4.801cm" svg:y="5.9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4.801cm" svg:y1="10.976cm" svg:x2="12.601cm" svg:y2="10.876cm">
          <text:p/>
        </draw:line>
        <draw:frame draw:style-name="gr10" draw:text-style-name="P10" draw:layer="layout" svg:width="4.6cm" svg:height="1.606cm" svg:x="6.501cm" svg:y="9.27cm">
          <draw:text-box>
            <text:p><text:span text:style-name="T8">實</text:span><text:span text:style-name="T8">R <text:s/></text:span><text:span text:style-name="T8">虛</text:span><text:span text:style-name="T8">I</text:span></text:p>
          </draw:text-box>
        </draw:frame>
        <draw:frame draw:style-name="gr11" draw:text-style-name="P10" draw:layer="layout" svg:width="5.2cm" svg:height="1.606cm" svg:x="6.501cm" svg:y="11.476cm">
          <draw:text-box>
            <text:p><text:span text:style-name="T8">動</text:span><text:span text:style-name="T8">V <text:s/></text:span><text:span text:style-name="T8">靜</text:span><text:span text:style-name="T8">H</text:span></text:p>
          </draw:text-box>
        </draw:frame>
        <draw:line draw:style-name="gr4" draw:text-style-name="P7" draw:layer="layout" svg:x1="8.601cm" svg:y1="5.976cm" svg:x2="8.801cm" svg:y2="15.976cm">
          <text:p/>
        </draw:line>
        <draw:frame draw:style-name="gr12" draw:text-style-name="P11" draw:layer="layout" svg:width="2.839cm" svg:height="1.179cm" svg:x="7.541cm" svg:y="16.496cm">
          <draw:text-box>
            <text:p><text:span text:style-name="T9">四象語</text:span></text:p>
          </draw:text-box>
        </draw:frame>
        <draw:frame draw:style-name="gr13" draw:text-style-name="P11" draw:layer="layout" svg:width="4.582cm" svg:height="1.179cm" svg:x="16.819cm" svg:y="16.576cm">
          <draw:text-box>
            <text:p><text:span text:style-name="T9">4+4=</text:span><text:span text:style-name="T9">八極語</text:span></text:p>
          </draw:text-box>
        </draw:frame>
        <draw:custom-shape draw:style-name="gr14" draw:text-style-name="P7" draw:layer="layout" svg:width="7.4cm" svg:height="9.6cm" svg:x="14.801cm" svg:y="6.17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9972.59829752736 13203.87459639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7" draw:layer="layout" svg:width="7.4cm" svg:height="9.6cm" svg:x="14.801cm" svg:y="6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4.801cm" svg:y1="11.076cm" svg:x2="22.201cm" svg:y2="11.076cm">
          <text:p/>
        </draw:line>
        <draw:frame draw:style-name="gr16" draw:text-style-name="P13" draw:layer="layout" svg:width="2.4cm" svg:height="2.961cm" svg:x="15.601cm" svg:y="8.076cm">
          <draw:text-box>
            <text:p text:style-name="P12"><text:span text:style-name="T10">r</text:span></text:p>
            <text:p text:style-name="P12"><text:span text:style-name="T10">靜實</text:span></text:p>
          </draw:text-box>
        </draw:frame>
        <draw:line draw:style-name="gr4" draw:text-style-name="P7" draw:layer="layout" svg:x1="18.401cm" svg:y1="6.176cm" svg:x2="18.601cm" svg:y2="15.776cm">
          <text:p/>
        </draw:line>
        <draw:frame draw:style-name="gr16" draw:text-style-name="P13" draw:layer="layout" svg:width="2.4cm" svg:height="2.961cm" svg:x="19.001cm" svg:y="8.075cm">
          <draw:text-box>
            <text:p text:style-name="P12"><text:span text:style-name="T10">i</text:span></text:p>
            <text:p text:style-name="P12"><text:span text:style-name="T10">靜虛</text:span></text:p>
          </draw:text-box>
        </draw:frame>
        <draw:frame draw:style-name="gr16" draw:text-style-name="P13" draw:layer="layout" svg:width="2.4cm" svg:height="2.961cm" svg:x="15.601cm" svg:y="11.675cm">
          <draw:text-box>
            <text:p text:style-name="P12"><text:span text:style-name="T10">v</text:span></text:p>
            <text:p text:style-name="P12"><text:span text:style-name="T10">靜動</text:span></text:p>
          </draw:text-box>
        </draw:frame>
        <draw:frame draw:style-name="gr16" draw:text-style-name="P13" draw:layer="layout" svg:width="2.4cm" svg:height="2.961cm" svg:x="19.001cm" svg:y="11.675cm">
          <draw:text-box>
            <text:p text:style-name="P12"><text:span text:style-name="T10">h</text:span></text:p>
            <text:p text:style-name="P12"><text:span text:style-name="T10">靜靜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</text:p>
          </draw:text-box>
        </draw:frame>
        <draw:frame presentation:style-name="pr6" draw:text-style-name="P14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簡單的說、只是一堆符號與字母的組合</text:span></text:p>
              </text:list-item>
              <text:list-item>
                <text:p><text:span text:style-name="T11">使用者寫得簡單一點，讓意義可以有效傳達就行了。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draw:frame presentation:style-name="pr5" draw:layer="layout" svg:width="25.199cm" svg:height="3.506cm" svg:x="1.4cm" svg:y="0.837cm" presentation:class="title" presentation:user-transformed="true">
          <draw:text-box>
            <text:p>兩儀語</text:p>
          </draw:text-box>
        </draw:frame>
        <draw:frame presentation:style-name="pr6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則是將詞彙分為《名詞》和《述詞》</text:span></text:p>
              </text:list-item>
              <text:list-item>
                <text:p><text:span text:style-name="T12">《述詞》可以用來《描述名詞》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draw:frame presentation:style-name="pr3" draw:layer="layout" svg:width="25.199cm" svg:height="3.506cm" svg:x="1.4cm" svg:y="0.837cm" presentation:class="title">
          <draw:text-box>
            <text:p>四象語</text:p>
          </draw:text-box>
        </draw:frame>
        <draw:frame presentation:style-name="pr6" draw:text-style-name="P1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3">則進一步將《名詞》分為《實詞》和《虛詞》</text:span></text:p>
                <text:list>
                  <text:list-item>
                    <text:p><text:span text:style-name="T13">名詞</text:span><text:span text:style-name="T13">=</text:span><text:span text:style-name="T13">實詞</text:span><text:span text:style-name="T13">|</text:span><text:span text:style-name="T13">虛詞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13">然後將《述詞》分為《動詞》和《靜詞》</text:span></text:p>
                <text:list>
                  <text:list-item>
                    <text:p><text:span text:style-name="T13">述詞</text:span><text:span text:style-name="T13">=</text:span><text:span text:style-name="T13">動詞</text:span><text:span text:style-name="T13">|</text:span><text:span text:style-name="T13">靜詞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draw:frame presentation:style-name="pr3" draw:layer="layout" svg:width="25.199cm" svg:height="3.506cm" svg:x="1.4cm" svg:y="0.837cm" presentation:class="title">
          <draw:text-box>
            <text:p>八極語</text:p>
          </draw:text-box>
        </draw:frame>
        <draw:frame presentation:style-name="pr4" draw:text-style-name="P17" draw:layer="layout" svg:width="25.199cm" svg:height="18.494cm" svg:x="1.5cm" svg:y="6.014cm" presentation:class="outline" presentation:user-transformed="true">
          <draw:text-box>
            <text:list text:style-name="L3">
              <text:list-item>
                <text:p><text:span text:style-name="T14">將《四象》中的《靜》再分四份</text:span></text:p>
                <text:list>
                  <text:list-item>
                    <text:p><text:span text:style-name="T12">四象：實、虛、動、靜</text:span></text:p>
                  </text:list-item>
                  <text:list-item>
                    <text:p><text:span text:style-name="T12">靜四象：靜實、靜虛、靜動、靜靜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而《八極語》的語法</text:p>
          </draw:text-box>
        </draw:frame>
        <draw:frame presentation:style-name="pr6" draw:text-style-name="P1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2">也是繼承《四象語》</text:span></text:p>
                <text:list>
                  <text:list-item>
                    <text:p><text:span text:style-name="T12">項的詞性由最後一個詞決定</text:span></text:p>
                  </text:list-item>
                  <text:list-item>
                    <text:p><text:span text:style-name="T12">語句中只能有一個動詞項</text:span></text:p>
                  </text:list-item>
                </text:list>
              </text:list-item>
              <text:list-item>
                <text:p><text:span text:style-name="T12">然後加入下列修飾規則</text:span></text:p>
                <text:list>
                  <text:list-item>
                    <text:p><text:span text:style-name="T12">x + X = X(x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語句結構分為三層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語句</text:p>
                <text:list>
                  <text:list-item>
                    <text:p>項</text:p>
                    <text:list>
                      <text:list-item>
                        <text:p>詞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例如</text:p>
          </draw:text-box>
        </draw:frame>
        <draw:frame presentation:style-name="pr6" draw:text-style-name="P18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5">他看到那隻吃人的怪獸正在東京閒晃</text:span></text:p>
              </text:list-item>
              <text:list-item>
                <text:p><text:span text:style-name="T16">上述語句有兩個動詞，要符合八極語可改寫為：</text:span><text:span text:style-name="T17"><text:line-break/></text:span><text:span text:style-name="T15">他 看到 </text:span><text:span text:style-name="T15">[</text:span><text:span text:style-name="T15">那隻吃人的怪獸</text:span><text:span text:style-name="T15">] </text:span><text:span text:style-name="T15">正在東京閒晃著</text:span><text:span text:style-name="T15"><text:line-break/></text:span><text:span text:style-name="T15">N <text:s text:c="2"/>V <text:s text:c="9"/>N <text:s text:c="17"/>N</text:span></text:p>
                <text:list>
                  <text:list-item>
                    <text:p><text:span text:style-name="T16">雖然</text:span><text:span text:style-name="T16">[</text:span><text:span text:style-name="T16">那隻吃人的怪獸</text:span><text:span text:style-name="T16">]</text:span><text:span text:style-name="T16">中有動詞《吃》，但是結尾《怪獸》是名詞，因此是名詞項</text:span></text:p>
                  </text:list-item>
                  <text:list-item>
                    <text:p><text:span text:style-name="T16">而「正在東京閒晃」原本以動詞結尾，但是加上《著》這種修飾詞後，可以轉變為名詞。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透過這種方式</text:p>
          </draw:text-box>
        </draw:frame>
        <draw:frame presentation:style-name="pr6" draw:text-style-name="P19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8">您可以將子句納入《八極語》中，但卻仍可以符合一個動詞的限制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27T08:14:32.518000000</dc:date>
    <meta:editing-duration>P1DT2H45M48S</meta:editing-duration>
    <meta:editing-cycles>281</meta:editing-cycles>
    <meta:generator>LibreOffice/4.4.1.2$Windows_x86 LibreOffice_project/45e2de17089c24a1fa810c8f975a7171ba4cd432</meta:generator>
    <meta:document-statistic meta:object-count="113"/>
  </office:meta>
</office:document-meta>
</file>